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4">Vendredi 02 juin</text:p>
      <text:p text:style-name="P14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5">Lundi 05 juin</text:p>
      <text:p text:style-name="P15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6">Mardi 06 juin</text:p>
      <text:p text:style-name="P16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6T12:55:26.688323639</dc:date>
    <meta:editing-duration>P1DT8H19M50S</meta:editing-duration>
    <meta:editing-cycles>18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60" meta:character-count="988" meta:non-whitespace-character-count="842"/>
  </office:meta>
</office:document-meta>
</file>